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26mm"/>
    </style:style>
    <style:style style:name="co4" style:family="table-column">
      <style:table-column-properties fo:break-before="auto" style:column-width="1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BBQ at AKK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Flatpak status update and future plan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GNOME Software: you'll never guess what comes next</text:p>
          </table:table-cell>
          <table:table-cell office:value-type="string" calcext:value-type="string">
            <text:p>Anatomy of Endless OS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WebKit security updates</text:p>
          </table:table-cell>
          <table:table-cell office:value-type="string" calcext:value-type="string">
            <text:p>The GNOME Newcomers initativ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Flow graphs in GNOME and Gtk+</text:p>
          </table:table-cell>
          <table:table-cell office:value-type="string" calcext:value-type="string">
            <text:p>What makes a web service free as in freedom?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Inspector Gadget</text:p>
          </table:table-cell>
          <table:table-cell office:value-type="string" calcext:value-type="string">
            <text:p>Accessibility and the Free Desktop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A GLib look at structured logging</text:p>
          </table:table-cell>
          <table:table-cell office:value-type="string" calcext:value-type="string">
            <text:p>Growing an Open Source community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Unconference #1</text:p>
          </table:table-cell>
          <table:table-cell office:value-type="string" calcext:value-type="string">
            <text:p>Unconference #2</text:p>
          </table:table-cell>
          <table:table-cell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Intern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2"/>
          <table:table-cell office:value-type="string" calcext:value-type="string">
            <text:p>Picnic</text:p>
          </table:table-cell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aking your GNOME app compile 2.4x faster</text:p>
          </table:table-cell>
          <table:table-cell office:value-type="string" calcext:value-type="string">
            <text:p>GNOME for non-technical use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GTK: are we in the future, yet?</text:p>
          </table:table-cell>
          <table:table-cell office:value-type="string" calcext:value-type="string">
            <text:p>Story of a shoe factory</text:p>
          </table:table-cell>
          <table:table-cell/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An Asynchronous Internet for GNOME</text:p>
          </table:table-cell>
          <table:table-cell office:value-type="string" calcext:value-type="string">
            <text:p>Building an automotive platform from GNOME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uilding GTK+ applications for Windows with MinGW</text:p>
          </table:table-cell>
          <table:table-cell office:value-type="string" calcext:value-type="string">
            <text:p>GNOME Games graph based health analytics</text:p>
          </table:table-cell>
          <table:table-cell/>
        </table:table-row>
        <table:table-row table:style-name="ro1">
          <table:table-cell/>
          <table:table-cell office:value-type="time" office:time-value="PT14H30M00S" calcext:value-type="time">
            <text:p>14:30</text:p>
          </table:table-cell>
          <table:table-cell office:value-type="string" calcext:value-type="string">
            <text:p>Unconference #3</text:p>
          </table:table-cell>
          <table:table-cell office:value-type="string" calcext:value-type="string">
            <text:p>Unconference #4</text:p>
          </table:table-cell>
          <table:table-cell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AG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1H00M00S" calcext:value-type="time">
            <text:p>21:00</text:p>
          </table:table-cell>
          <table:table-cell table:number-columns-repeated="2"/>
          <table:table-cell office:value-type="string" calcext:value-type="string">
            <text:p>Z10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A look behind the curtain—how the Foundation run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Coding live! with Builder</text:p>
          </table:table-cell>
          <table:table-cell office:value-type="string" calcext:value-type="string">
            <text:p>How do/could we store secrets in GNOME?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ZeMarmot — Open Animation film produced with FOSS</text:p>
          </table:table-cell>
          <table:table-cell office:value-type="string" calcext:value-type="string">
            <text:p>Reworking the desktop distribution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Modular UIs for Offline Content</text:p>
          </table:table-cell>
          <table:table-cell office:value-type="string" calcext:value-type="string">
            <text:p>Documentation: state of the union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Integration of Qt applications</text:p>
          </table:table-cell>
          <table:table-cell office:value-type="string" calcext:value-type="string">
            <text:p>GNOME Music: state of the union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One does not simply take a bus</text:p>
          </table:table-cell>
          <table:table-cell office:value-type="string" calcext:value-type="string">
            <text:p>GNOME: customized desktop for the government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Unconference #5</text:p>
          </table:table-cell>
          <table:table-cell office:value-type="string" calcext:value-type="string">
            <text:p>Unconference #6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30M00S" calcext:value-type="time">
            <text:p>18: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20H00M00S" calcext:value-type="time">
            <text:p>20:00</text:p>
          </table:table-cell>
          <table:table-cell table:number-columns-repeated="2"/>
          <table:table-cell office:value-type="string" calcext:value-type="string">
            <text:p>Hoepfener Burg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 table:number-rows-repeated="104851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.00.0000</text:date>, <text:time style:data-style-name="N2" text:time-value="23:08:05.567293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6-08-02T00:33:59.666155783</dc:date>
    <meta:editing-duration>PT3H5M22S</meta:editing-duration>
    <meta:editing-cycles>32</meta:editing-cycles>
    <meta:generator>LibreOffice/5.1.5.2$Linux_X86_64 LibreOffice_project/10m0$Build-2</meta:generator>
    <dc:creator>Benjamin Berg</dc:creator>
    <meta:document-statistic meta:table-count="1" meta:cell-count="119" meta:object-count="0"/>
  </office:meta>
</office:document-meta>
</file>